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monospace" svg:font-family="monospace"/>
    <style:font-face style:name="NSimSun" svg:font-family="NSimSun"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37cm"/>
    </style:style>
    <style:style style:name="co2" style:family="table-column">
      <style:table-column-properties fo:break-before="auto" style:column-width="2.258cm"/>
    </style:style>
    <style:style style:name="ro1" style:family="table-row">
      <style:table-row-properties style:row-height="0.605cm" fo:break-before="auto" style:use-optimal-row-height="false"/>
    </style:style>
    <style:style style:name="ro2" style:family="table-row">
      <style:table-row-properties style:row-height="45.623cm" fo:break-before="auto" style:use-optimal-row-height="true"/>
    </style:style>
    <style:style style:name="ro3" style:family="table-row">
      <style:table-row-properties style:row-height="48.652cm" fo:break-before="auto" style:use-optimal-row-height="true"/>
    </style:style>
    <style:style style:name="ro4" style:family="table-row">
      <style:table-row-properties style:row-height="29.669cm" fo:break-before="auto" style:use-optimal-row-height="true"/>
    </style:style>
    <style:style style:name="ro5" style:family="table-row">
      <style:table-row-properties style:row-height="27.695cm" fo:break-before="auto" style:use-optimal-row-height="true"/>
    </style:style>
    <style:style style:name="ro6" style:family="table-row">
      <style:table-row-properties style:row-height="44.307cm" fo:break-before="auto" style:use-optimal-row-height="true"/>
    </style:style>
    <style:style style:name="ro7" style:family="table-row">
      <style:table-row-properties style:row-height="28.88cm" fo:break-before="auto" style:use-optimal-row-height="true"/>
    </style:style>
    <style:style style:name="ro8" style:family="table-row">
      <style:table-row-properties style:row-height="24.931cm" fo:break-before="auto" style:use-optimal-row-height="true"/>
    </style:style>
    <style:style style:name="ro9" style:family="table-row">
      <style:table-row-properties style:row-height="21.025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fo:color="#000000" style:font-name="monospace" fo:font-size="10.5pt" fo:language="none" fo:country="none" style:font-name-asian="NSimSun" style:font-size-asian="6.80000019073486pt" style:language-asian="none" style:country-asian="none" style:font-name-complex="monospace" style:language-complex="none" style:country-complex="none"/>
    </style:style>
    <style:style style:name="ce2" style:family="table-cell" style:parent-style-name="Default">
      <style:table-cell-properties fo:wrap-option="wrap"/>
    </style:style>
  </office:automatic-styles>
  <office:body>
    <office:spreadsheet>
      <table:table table:name="Planilha1" table:style-name="ta1">
        <table:table-column table:style-name="co1" table:default-cell-style-name="ce2"/>
        <table:table-row table:style-name="ro1">
          <table:table-cell table:style-name="Default" office:value-type="string" calcext:value-type="string">
            <text:p>Texto_noticia</text:p>
          </table:table-cell>
        </table:table-row>
        <table:table-row table:style-name="ro2">
          <table:table-cell table:style-name="ce1" office:value-type="string" calcext:value-type="string">
            <text:p>Sífilis Congênita|Dados Epidemiológicos | Teste, trate, cureA Sífilis é uma infecção bacteriana (Treponema pallidum), que tem cura e tratamento garantido pelo Sistema Único de Saúde (SUS). A maioria das pessoas diagnosticadas com essa Infecção Sexualmente Transmissível (IST) tende a não ter conhecimento da infecção, podendo transmiti-la aos seus parceiros sexuais por meio de relação sexual - anal, vaginal e/ou oral. A principal forma de prevenção da Sífilis é utilizando o preservativo, seja ele masculino ou feminino.A sífilis é uma infecção que possui vários estágios, que se caracterizam de acordo com a sua infectividade e o tempo de exposição ao organismo.Sífilis Primária:apresenta uma erosão ou úlcera no local de entrada da bactéria (pênis, vagina, ânus, boca), denominada de “cancro duro”; única, indolor. Esse estágio pode durar entre duas a seis semanas.Sífilis Secundária: os sinais e sintomas surgem em média entre seis semanas e seis meses após a infecção e duram em média entre quatro e 12 semanas; podem ocorrer erupções cutâneas em forma de máculas e/ou pápulas, principalmente no tronco; lesões eritemato-escamosas palmo-plantares não pruriginosas, queda de cabelo, febre, mal estar, dor de cabeça.Sífilis Latente: período em que não se observa nenhum sinal ou sintoma clínico da sífilis, é subdividida em latente recente (menos de um ano de infecção) e latente tardia (mais de um ano de infecção, mas o indivíduo continua a transmitir a doença.Sífilis Terciária:ocorre após o não tratamento da doença podendo cursar de dois anos a 40 anos depois do início da infecção. Nesta fase a sífilis acomete o sistema nervoso central causando neurossífilis, problemas cardiovasculares e complicações ósseas.Compartilhe com a sua rede! Ajude-nos na mobilizar a sua comunidade, público, família, amigos e colegas de trabalho sobre a importância da prevenção da sífilis e da importância do diagnóstico precoce, por meio do teste rápido.[em breve]Transmitida da mãe para o bebê durante a gestação ou no momento do parto, a sífilis congênita pode causar complicações como nascimento prematuro, baixo peso ao nascer, pneumonia, anemia, má-formação e até acometimento cerebral. Assim, é fundamental que todas as gestantes iniciem o pré-natal logo no início da gravidez e realizem todos os exames necessários. Mesmo que a sífilis seja diagnosticada na mãe, por meio de um tratamento adequado é possível evitar que o bebê nasça com a sífilis congênita.O tratamento é disponibilizado pelo Sistema Único de Saúde (SUS) e, para que seja realizado adequadamente, tanto as gestantes quanto seus parceiros devem fazer os exames de diagnóstico. Em caso de resultado positivo para a gestante, é fundamental que o parceiro também procure o serviço de saúde e passe pelo tratamento. Dessa forma, a reinfecção por sífilis é evitada, e a saúde da mãe e do bebê ficam garantidas.Uma das principais formas de transmissão da sífilis é a não utilização do preservativo nas relações sexuais. Em alguns casos a infecção é silenciosa e não apresenta sintomas durante anos. Ainda assim, as pessoas infectadas continuam transmitindo a doença.A Organização Mundial de Saúde (OMS) estima 12 milhões de novos casos de sífilis no mundo a cada ano, responsáveis 29% de óbitos perinatal, 11% de óbitos neonatais e 26% de natimortos. No Brasil, segundo dados da OMS sobre infecções de transmissão sexual na população sexualmente ativa, a cada ano, surgem 937.000 novos casos de sífilis. A prevalência na gestante é de 2,6%, o que corresponde a quase 50 mil gestantes com sífilis e 12 mil casos são de sífilis congênita por ano. A taxa de incidência de sífilis congênita é de cerca de 4 casos a cada 1.000 nascidos vivos.»Boletim Epidemiológico Mineiro (BEM) de Sífilis:2015|2016|2017|2018Sífilis AdquiridaSífilis em gestanteSífilis CongênitaDe acordo com o Ministério da Saúde, o aumento no número de casos de sífilis se deve principalmente a:não utilização dos preservativos em todas as relações sexuais como forma de prevenção;a infecção pode não apresentar sintomas durante muitos anos, permanecendo as pessoas infectadas e transmitindo a doença;tratamento inadequado dos casos ou não tratamento de parceiros, proporcionando a reinfecção;não realização dos exames de pré-natal conforme preconizado pelo Ministério da Saúde (1º e 3º trimestre da gestação), no momento do parto ou abortamento.Se não tratada a tempo, a Sífilis pode comprometer o sistema nervoso central, o sistema cardiovascular, além de órgãos como olhos, pele e ossos.Para ter acesso ao diagnóstico, o usuário do SUS deverá ser encaminhado para a realização do teste rápido, como triagem, e posterior realização de exame de sangue (VDRL) para confirmação da doença, exames físicos para avaliação de lesões típicas na pele e mucosas disseminadas, além da coleta do chamado líquido cefalorraquidiano..Em Minas Gerais, os usuários encontram esse exame disponível nos Centros de Testagem e Aconselhamento/Serviço de Atenção Especializada (CTA/SAE).O tratamento da sífilis é feito, na maioria dos casos, com a penicilina e pode durar, em média, de 7 a 14 dias, dependendo da fase da doença. A parceira ou parceiro sexual de quem já está fazendo o tratamento também precisa realizar os exames para diagnóstico da sífilis e, em caso de resultado positivo, deverá passar pelo tratamento para evitar a reinfecção.O tratamento para o bebê infectado é também a penicilina. A criança ficará um período internada para investigar possíveis complicações que a sífilis pode causar e deverá ser acompanhada pela equipe de saúde até os 18 meses para conclusão do caso e possíveis consequências da doença.Ainda, as pessoas que tiveram contato sexual sem proteção, caso haja a manifestação de algum sintoma característico da doença, é fundamental buscar uma Unidade Básica de Saúde para diagnóstico e tratamento adequados. Para reforçar a conscientização sobre a doença, o Dia Nacional de Combate à Sífilis é comemorado todo terceiro sábado do mês de outubro.Enviar por e-mail - /sifilis/page/1611-sifilis-2017 Imprimir - /sifilis/page/1611-sifilis-2017 Baixar PDF - /sifilis/page/1611-sifilis-2017 Tweetar </text:p>
          </table:table-cell>
        </table:table-row>
        <table:table-row table:style-name="ro3">
          <table:table-cell office:value-type="string" calcext:value-type="string">
            <text:p>Casos de Sífilis aumentam mais de 4000% no Brasil nos últimos 8 anos | NewslabHome PageEdições AnterioresNotíciasSobreSobre a NewsLabExpedienteAnunciePublique na NewslabAssine a NewsLabCasos de Sífilis aumentam mais de 4000% no Brasil nos últimos 8 anosPublicado porLuciene Almeidaem12 de dezembro de 2019Pesquisas mostram que o uso dos preservativos sexuais vem caindo ao longo dos anos, especialmente entre os jovens. As consequências da rejeição ao preservativo já são notadas pelas autoridades de saúde brasileiras. Segundo o último Boletim Epidemiológico do Ministério da Saúde, entre 2010 e 2018, houve um aumento de 4.157% nos casos de sífilis no país.Apenas em 2018, foram registrados mais de 246 mil casos entre sífilis adquirida, em gestantes e congênitas. Em relação às mortes, foram 241 – todas devido à sífilis congênita, que ocorre quando a mãe transmite a doença para a criança durante a gestação.Em comparação com 2017, esses números representam um aumento de 25,7% nos casos em gestantes, 28,3% na adquirida e 5,2% na congênita.Sífilis no mundoDe acordo com a Organização Mundial da Saúde (OMS), diariamente ocorrem 1 milhão de novas infecções em todo o mundo. Os dados são preocupantes já que a presença de infecções sexualmente transmissíveis (ISTs) aumenta em até 18 vezes o risco de um indivíduo ser infectado pelo HIV.Para os especialistas, a queda no uso dos preservativos vem da ausência de campanhas de prevenção aliada a uma geração que não conviveu com o retrato da AIDS da década de 1980 e, por causa disso, subestima o valor da prevenção. Com o objetivo de mudar essa realidade, o Ministério da Saúde lançou uma campanha contra ISTs.“Acredito que muitos jovens brasileiros pensam que as ISTs são doenças distantes de sua realidade. Seja por desinformação em relação às formas de contágio, por não considerarem a gravidade potencial das infecções ou por não terem a adequada percepção de risco, acabam não tomando os devidos cuidados para prevenção dessas infecções. O uso abusivo de álcool e outras drogas também é um fator que contribui para a disseminação de ISTs, pois indivíduos sob a influência dessas substâncias mais frequentemente se engajam em comportamentos e exposições de risco”, analisa a infectologista Isabel Cristina Melo Mendes, residente no Hospital Universitário Clementino Fraga Filho, da Universidade Federal do Rio de Janeiro (UFRJ) e colunista do portal PEBMED.A especialista também alerta para as graves consequências das infecções sexualmente transmissíveis. “Embora atualmente disponhamos de tratamentos eficientes para a maior parte das ISTs, é preciso lembrar que essas são doenças potencialmente graves e que podem trazer prejuízos a longo prazo. A sífilis, por exemplo, é uma causa importante de anomalias congênitas e aborto espontâneo, além de poder causar alterações neurológicas. A Neisseria gonorrhoeae, a bactéria causadora da gonorreia, que apresenta, de forma cada vez mais frequente em todo o mundo, padrões de resistência a múltiplas drogas, tornando o seu tratamento mais difícil”, ressalta Isabel Mendes.A doençaA sífilis é causada pela bactéria Treponema pallidum, enfermidade infecciosa de contato que pode ser transmitida por relação sexual sem camisinha e por transfusão de sangue, além de mãe para feto durante a gestação.Os sinais e sintomas variam de acordo com o estágio da doença. A infecção primária começa geralmente com úlcera única, rasa e com fundo limpo no local de inoculação, geralmente pênis ou vagina, mas também em orofaringe e região perianal, de dez a 90 dias depois do contágio. Como a úlcera é indolor e autolimitada, desaparecendo independente de tratamento, é comum passar despercebida ou não levar o indivíduo a procurar atendimento médico.Após a resolução da úlcera, a enfermidade evolui para a sua fase secundária. Nesse estágio, pode ocorrer o desenvolvimento de manchas indolores e não pruriginosas em palmas das mãos e plantas dos pés. “Febre, linfonodomegalias, presença de rash cutâneo, cefaleia e mialgia também podem se desenvolver nessa fase. Alopecia e madarose são outros sinais de sífilis secundária. Mais raramente, pessoas infectadas podem desenvolver alterações neurológicas, como uveíte, sinais meníngeos ou alterações auditivas ou vestibulares, ou comprometimento hepático”, explica a infectologista.Segundo Isabel Mendes, uma grande preocupação é a sífilis congênita, que afeta recém-nascidos de mães infectadas. Essas crianças afetadas podem apresentar hepatomegalia, lesões cutâneas ou de mucosa, pseudoparalisia dos membros devido a periostite, osteíte ou pericondrite, rinite serossanguinolenta, entre outros.Algumas crianças afetadas podem apresentar sintomas somente em fases mais tardias, após o segundo ano de vida, como alterações ósseas e dentárias (tíbia em lâmina de sabre, fronte olímpica, nariz em sela, molares de amora, deformidade em dentes incisivos superiores, arco palatino elevado e mandíbula curta), ceratite intersticial, surdez neurológica e dificuldade de aprendizado.Sífilis: diagnósticoAlguns sinais e sintomas devem sempre levar à suspeita de sífilis. Assim, diante do desenvolvimento de rash cutâneo não pruriginoso, principalmente em palmas e plantas, ou da presença de lesões ulceradas em regiões genitais ou orofaringe, sífilis deve ser pesquisada. Contudo, como as manifestações da doença podem ser variadas e afetar diversos sistemas ou podem não ser notadas, o médico deve permanecer com um alto grau de suspeição em relação a esse diagnóstico.“Os testes diagnósticos são divididos em testes treponêmicos e não treponêmicos Enquanto os primeiros são considerados confirmatórios e permanecem positivos por toda a vida, os últimos podem ser utilizados como exames de controle. Idealmente, o diagnóstico de sífilis deve ser realizado com a positividade de um treponêmico e de um não treponêmico, mas algumas situações autorizam o tratamento com somente um teste não treponêmico positivo, como é o caso de gestantes. Os testes treponêmicos mais comumente disponíveis são os testes rápidos e FTA-Abs. Os não treponêmicos mais comuns incluem VDRL e RPR”, explica a infectologista.TratamentoQuando não tratada, a sífilis pode causar um grande comprometimento orgânico, no que é conhecido como sífilis terciária, com desenvolvimento de aortite, aneurismas, paralisia de pares de nervos cranianos, alterações de marcha, demência ou destruição tecidual de pele, mucosas ou ossos.“A penicilina é considerada o padrão-ouro de tratamento de sífilis em todas as suas formas e estágios. Para os casos de sífilis primária, secundária ou latente recente, o tratamento preconizado é com penicilina benzatina 2.400.000 UI, IM, em dose única. Já para os quadros de sífilis latente tardia, terciária ou de duração desconhecida, recomenda-se três doses de penicilina benzatina na mesma dose, com uma semana de intervalo entre cada dose. Para os casos de comprometimento neurológico, o tratamento deve ser realizado com penicilina cristalina, na dose de 18-24 milhões UI/dia, IV, por 14 dias”, indica a especialista.Ainda de acordo com a infectologista, o uso de ceftriaxona na dose de 2 g/dia é a principal opção terapêutica quando penicilina não está disponível ou é contraindicada. Entretanto, para as gestantes, o tratamento somente é considerado adequado quando realizado com penicilina nas doses e intervalos corretos, devidamente documentados.“A avaliação cuidadosa de como o tratamento foi realizado é importante, pois afeta o acompanhamento do recém-nascido. Em gestantes com alergia à penicilina, deve-se considerar a realização de protocolos de dessensibilização em ambientes com estrutura adequada”, frisa a médica.Orientações ao pacienteO uso de preservativos é o método principal para evitar a transmissão de ISTs. Os médicos devem orientar os seus pacientes sobre o uso do preservativo em todas as relações sexuais, incluindo sexo oral e anal, além de procurar atendimento para avaliação em caso de exposições sem proteção.“Por ser um assunto que envolve a intimidade do indivíduo e que, muitas vezes é tratado como tabu, a construção de uma relação médico-paciente de confiança é essencial para que aspectos de prevenção sejam discutidos de forma efetiva. Sempre oriente aos seus pacientes a procurar um serviço de testagem no SUS em caso de suspeita da doença.Os resultados dos exames, geralmente, levam até 30 minutos para ficarem prontos. Vale lembrar que os parceiros sexuais também devem realizar o teste”, enfatiza a infectologista Isabel Mendes.Com informações de PEBMED.CompartilharArtigos Relacionados1 de outubro de 2021Estudo descreve dois diferentes padrões de dano no pulmão de vítimas da COVID-19Leia mais30 de setembro de 2021Estudo indica: covid-19 causa maior sarcopenia grave pós-internaçãoLeia mais30 de setembro de 2021A importância da Inteligência Artificial na Medicina em diagnósticosLeia maisLeia a última ediçãoÚltimas notíciasEstudo descreve dois diferentes padrões de dano no pulmão de vítimas da COVID-19MabTracks ELISA para dosagem e monitoramento das drogas terapêuticas Adalimumabe e InfliximabeConheça o Customer Service da Erba BrasilARTIGO CIENTÍFICO II | ANÁLISE DE VITAMINA D NA POPULAÇÃO E CORRELAÇÃO COM CARCINOMA DE PELEGrupo Pardini lança websérie de palestras gratuitas para o público médicoAnalisador Eletrolítico XI-921 da Equip © 2020. All Rights Reserved. Revista Newslab</text:p>
          </table:table-cell>
        </table:table-row>
        <table:table-row table:style-name="ro4">
          <table:table-cell office:value-type="string" calcext:value-type="string">
            <text:p>Sífilis Congênita: epidemia silenciosa que mata mães e bebês – Hospital das Clínicas Dr. Mário Ribeiro da SilveiraFacebookInstagramHOMEQUEM SOMOSParceirosSEJA UM DOADOR(A)INSTITUCIONALBennerPortal RMSmartRISSmartRIS InternoWebmailVirtualClassChamadosEngenharia ClínicaMVMVPEPMATERNIDADECartilha para a GestanteACADÊMICOBiblioteca VirtualEditaisAvaliação de cursosCurso de PRIMEIROS SOCORROSFALE CONOSCOCentral de AgendamentoSACTrabalhe ConoscoDESPESAS COVID-19RESOLUÇÃO SES/MG 7396 de 09 FEVEREIRO DE 2021 e RESOLUÇÃO SES/MG 7.384.2021 DE 29 DE JANEIRO DE 2021PORTARIA GM/MS Nº 3.646, DE 21 DE DEZEMBRO DE 2020RESOLUÇÃO SES/MG Nº 7.395, DE 09 DE FEVEREIRO DE 2021RESOLUÇÃO SES/MG Nº 7.446, DE 19 DE MARÇO DE 2021PORTARIA GM/MS Nº 501, DE 19 DE MARÇO DE 2021 e PORTARIA GM/MS Nº 642, DE 7 DE ABRIL DE 2021RESOLUÇÃO SES/MG Nº 7.479 DE 16 DE ABRIL DE 2021RESOLUÇÃO 7.348 17/12/2020RESOLUÇÃO 7.160 17/07/2020PORTARIA 1.516 09/06/2020PORTARIA 1.448 29/05/2020PORTARIA 1.393 21/05/2020PORTARIA 717 06/04/2020PORTARIA 3.730 24/12/2019PORTARIA 3.339 17/12/2019PORTARIA 3.094 27/11/2019TERMO DE REFERÊNCIA- Aquisição de Equipamentos e Materiais PermanentesHomeUltimas NotíciasSífilis Congênita: epidemia silenciosa que mata mães e bebêsSífilis Congênita: epidemia silenciosa que mata mães e bebês9 dezembro, 2019AdministradorUltimas NotíciasPregnant woman relaxing at home on the couch Pregnant woman relaxing at home on the couch Pregnant woman relaxing at home on the couchA sífilis é considerada pela Organização Mundial de Saúde (OMS) como uma das infecções sexualmente transmissíveis (IST) mais comuns globalmente, com cerca de 6 milhões de novos casos a cada ano. Se uma mulher grávida infectada não receber tratamento precoce adequado, pode transmitir a infecção para o feto, resultando em baixo peso ao nascer, nascimento prematuro, aborto, natimorto e manifestações clínicas precoces e tardias, ou seja, a considerada sífilis congênita.Pacientes diagnosticadas com doença, durante pré-natal ou parto, é encaminhada para tratamento no Centro de Referência de Doenças Infecciosas de Montes Claros – CERDI, que funciona na Policlínica do Alto São João.A pediatra do CERDI, Janer Silveira Soares explica como a sífilis congênita é transmitida para o bebê. “A sífilis congênita é transmitida para o feto ao longo da gestação. Ocasionalmente, no momento do parto e, raramente, após o nascimento. O problema dessa doença é a difícil detecção, porque a mãe pode ser assintomática”. Ela completa ao frisar a importância dos exames de triagem, pois são eles que podem detectar a infecção. “Na sífilis, a maior parte dos pacientes são assintomáticos, por isso, a realização dos exames de triagem são extremamente importantes para o diagnóstico”, cita a pediatra.Durante gestação, os exames devem começar desde a primeira consulta do pré-natal. Se no ato do exame o teste der positivo, o Ministério da Saúde recomenda o tratamento da gestante e de seu parceiro. Em caso de negativo, deve-se repetir o exame no 3º trimestre de gravidez e no momento do parto. Essas medidas são importantes para evitar a possível transmissão da doença para o feto.Janer Silveira explica ainda que, para a criança ser diagnosticada com sífilis, é necessário que ela passe por avaliação específica. “Para\xa0 que seja identificada a doença na criança, é necessário colher algumas informações como, por exemplo, o histórico gestacional, além de exame físico, exames sorológicos e estudo do líquido cefalorraquidiano, raios X de ossos longos e exames hematológicos”, pontua a pediatra.Dados da doençaO Ministério da Saúde publicou em novembro de 2018, dados do Boletim Epidemiológico de Sífilis e os resultados apontam um aumento nos casos da doença no Brasil em todos os cenários da infecção. Nessa mesma pesquisa, comparou-se com as taxas de 2016 para a sífilis em gestantes e constatou-se um aumento de 28,5% e 16,4% na sífilis congênita.De acordo com Janer, para evitar a transmissão é preciso que todos façam o teste rápido. “Como estamos em uma epidemia de sífilis, é importante que todos que fizeram sexo desprotegido ou que desconheça seu status sorológico, façam o teste rápido”, aconselhou.No CERDI Montes Claros (Centro de Referência em Doença Infectocontagiosas), funciona o CTA (Centro de Testagem e Acompanhamento) com uma equipe multiprofissional com testagem gratuita de Sífilis, HIV, Hepatites B e C, de segunda à sexta das 7h30 às 17h30. Basta comparecer com um documento com foto ao endereço Av. Floriano Neiva S/N, na Policlínica do Alto São João. Para mais informações, entre em contato pelo telefone (38) 2211-4414.\xa0Enviar comentário CancelarO seu endereço de e-mail não será publicado. Campos obrigatórios são marcados com *Comente *Salvar meus dados neste navegador para a próxima vez que eu comentar.NotíciasHC participa de campanha de conscientização sobre a doação de órgãos01 out 2021HC mobiliza colaboradores e pacientes durante setembro amarelo21 set 2021Acesso RápidoQuem SomosFale ConoscoCurta no FacebookContatosRua Plínio Ribeiro, 539 - Jardim Brasil.Montes Claros , MG. CEP: 39401-222. RAZÃO SOCIAL: FUNDAÇÃO EDUCACIONAL ALTO MÉDIO SÃO FRANCISCO - FUNAMCNPJ: 20.533.295/0003-30(38) 3218-8181 | 3218-8161(38) 99878-2472 WhatsappQuem SomosFale ConoscoCopyright © 2015 Hospital das Clínicas Dr. Mário Ribeiro. Todos os direitos Reservados. FacebookInstagram Desenvolvido por Raphael Neves</text:p>
          </table:table-cell>
        </table:table-row>
        <table:table-row table:style-name="ro5">
          <table:table-cell office:value-type="string" calcext:value-type="string">
            <text:p>72% dos usuários da terapia que previne o HIV pegam sífilis ou gonorreia | VEJAASSUNTOS EM DESTAQUE:Últimas notíciasCoronavírusRadarRadar EconômicoDireto de BrasíliaRevistaENTRARMenuAssineBuscarBuscarRadarRadar EconômicoPolíticaEconomiaSaúdeMundoCulturaPlacar× AssineJá sou assinanteÚltimas notíciasRadarRadar EconômicoColunasTodas as ColunasJosé CasadoFernando SchülerDora KramerMatheus LeitãoClarissa OliveiraRicardo RangelJorge PontesMurillo de AragãoMaquiavelVeja GenteLucília DinizMundialistaIsabela BoscovCannabizMaílson da NóbregaAssuntosPolíticaEconomiaBrasilTecnologiaMundoCiênciaEducaçãoCulturaSaúdeReligiãoPlacarPáginas amarelasPodcastsTodos os podcastsTraumann TraduzLivros mais vendidosVeja SPVeja RIOExpedienteClique e Assine a partir de R$ 14,90/mêsSaúde72% dos usuários da terapia que previne o HIV pegam sífilis ou gonorreiaO motivo é que os que aderem à PrEP, profilaxia pré-exposição ao HIV, costumam se proteger menos durante o sexo Por Da redação Atualizado em 13 dez 2019, 16h20 - Publicado em 13 dez 2019, 16h17 A PrEP, sigla para profilaxia pré-exposição, consiste em uma terapia cujo objetivo é prevenir a infecção por HIV por meio da ingestão diária de um medicamento que é uma combinação dos antirretrovirais tenofovir e entricitabina.\xa0Jeff Chiu/AP/VEJA/VEJAPublicidadePublicidadeUsuários da PrEP, terapia que previne a infecção pelo vírus HIV, correm maior risco de contrair infecções sexualmente transmissíveis, é o que diz a Organização Mundial da Saúde (OMS). De acordo com um estudo global feito pela Universidade Monash, na Austrália, 72% das pessoas que utilizam PrEP há pelo menos um ano foram diagnosticadas com clamídia, gonorreia ou sífilis. Antes de começarem a tomar o medicamento, 24% dessas pessoas haviam sido diagnosticadas com uma infecção sexualmente transmissível (IST).Os pesquisadores chegaram a essa conclusão após revisarem 88 estudos feitos no mundo todo sobre o assunto. A revisão, publicada na revista científica JAMA Network Open, concluiu que os fatores que colocam as pessoas em risco de contrair o HIV – como baixo uso de preservativos e ter mais de um parceiro sexual, por exemplo – são os mesmos que aumentam o risco de adquirir outras ISTs.A OMS destaca a importância da PrEP na prevenção do HIV em todo o mundo, mas ressalta a importância de alertar os usuários sobre o comportamento sexual de risco. A instituição aconselha que os serviços que oferecem a PrEP incluam testes e tratamentos de prevenção a outras infecções sexualmente transmissíveis.RelacionadasSaúdePerto da vitória: os avanços da medicina no combate à aidsSaúde‘Prep’: uma revolução no combate ao HIV“A PrEP tem o potencial de ser uma das intervenções mais significativas e poderosas para prevenir a infecção pelo HIV. Este estudo destacou uma vantagem adicional da PrEP: ela oferece uma oportunidade para melhorar a saúde sexual daqueles indivíduos e populações com maior risco de HIV e DSTs”, disse o diretor do MSHC, Christopher Fairley.PrEPA PrEP, sigla para profilaxia pré-exposição, consiste em uma terapia cujo objetivo é prevenir a infecção por HIV por meio da ingestão diária de um medicamento que é uma combinação dos antirretrovirais tenofovir e entricitabina. O Truvada, nome comercial do remédio, bloqueia a entrada do vírus HIV no DNA das células de defesa do organismo, impedindo a sua replicação.Se utilizado de forma regular, sem interrupções, ele reduz em 90% o risco de infecção. Na rede pública brasileira, a PrEP é oferecida gratuitamente desde janeiro de 2018. Como parte da terapia, os usuários devem se submeter a consultas e exames periódicos de ISTs, o que contribui para a redução do risco e diagnóstico precoce dessas doenças.doençaDSTHIVMedicamentosPreservativoprevençãoRemédiosSexoLeia mais Taxa de atraso para a segunda dose da vacina anti-Covid no Brasil é de 11% Covid-19: Brasil registra menor média móvel de mortes desde 13 de setembro EUA registram total de mortes por Covid maior do que na pandemia de gripeMais lidas1Política Candidatura Moro é sinal de desespero2Brasil Jorginho Mello bate em Paulo Guedes após levar bolo em almoço3Brasil Caio Ribeiro: linfoma foi “pancada na boca do estômago”4Ciência Pesquisas mostram que a inteligência do ser humano está regredindo5Política Pesquisa traz números assustadores para Bolsonaro – e alívio para LulaContinua após a publicidadePublicidadeVejaA\xa0partir\xa0de\xa0R$\xa014,90/mês\xa0Ver ofertasVeja São PauloA partir de R$ 8,90/mês Ver ofertasVeja RioA partir de R$ 8,90/mês Ver ofertasSuperinteressanteA partir de R$ 8,90/mês Ver ofertasVocê S/AA partir de R$ 8,90/mês Ver ofertasVeja SaúdeA partir de R$ 8,90/mês Ver ofertasLeia também no SigaFacebook VEJATwitter VEJAYoutube VEJAInstagram VEJABebê.comBoa FormaCaprichoCASACORClaudiaelásticaEspeciallistasGuia do EstudantePlacarQuatro RodasSuperinteressanteVEJA RioVEJA São PauloVEJA SaúdeViagem e TurismoVocê RHVocê S/AGrupo AbrilPolítica de privacidadeComo desativar o AdBlockAbril SACAnuncieQuem SomosFale conoscoTermos e condiçõesTrabalhe conoscoCopyright © Abril Mídia S A. Todos os direitos reservados.</text:p>
          </table:table-cell>
        </table:table-row>
        <table:table-row table:style-name="ro6">
          <table:table-cell office:value-type="string" calcext:value-type="string">
            <text:p>Em oito anos, DF registra aumento de 334% em casos de sífilisMenuPushBuscaEsconder menuMetrópolesCurtir o Metrópoles no FacebookSeguir o Metrópoles no TwitterInscrever-se no YouTube do MetrópolesSeguir o Metrópoles no Instagram61 99254-2625Últimas notíciasBrasilDistrito FederalSão PauloRio de JaneiroGoiásMundoSaúdeVida &amp; EstiloBlog do NoblatGuilherme AmadoIgor GadelhaLeo DiasViolência contra a mulherEntretenimentoCelebridadesGastronomiaRádio MetrópolesEsportesConcursos e EmpregosEconomiaSai do SérioÉ o bichoColunasWeb StoriesMentorDinoReportagens especiaisVitrine MParceirosQuem somosExpedienteTermos de usoAnunciePost PatrocinadoParceirosFale com o MetrópolesBrasilDFSPRJGOMundoVida &amp; EstiloSaúdeEntretenimentoCelebridadesEsportesÉ o bichoGastronomiaRádio MetrópolesConcursos &amp; EmpregosEconomiaSai do SérioColunasReportagens especiaisÚltimas notíciasSaúdeEm oito anos, DF registra aumento de 334% em casos de sífilisDesinformação, prática sexual sem preservativos e obrigatoriedade de notificações estão entre as causas do crescimento Bruna Sabarense07/12/2019 18:06,atualizado 07/12/2019 18:06O aumento dos casos de sífilis no Brasil vem sendo considerado como uma epidemia silenciosa. No Distrito Federal, os registros da infecção aumentaram 334% nos últimos oito anos, segundo dados da Secretaria de Saúde (SES). Os números pularam de 424, em 2010, para 1.841 ocorrências da infecção em 2018.No âmbito nacional, os dados também assustam. No mesmo recorte temporal, segundo o Ministério da Saúde, o país teve aumento de 4.000% de casos de sífilis adquirida, saindo de 3.929 (em 2010) para 158.051 casos (2018). Para a pasta, “o aumento de pessoas infectadas se deve à obrigatoriedade da notificação dos casos, pelos gestores locais, que passou a valer a partir de agosto de 2010”.No DF, os homens continuam a ser os mais afetados pela infecção. Em 2010, eles eram maioria com 270 casos, enquanto as mulheres apresentaram 154 casos. Em 2018, foram registrados 1.392 casos no sexo masculino contra 449 no sexo feminino. Os números de 2017 apontam 1.588 casos de sífilis adquirida, sendo 1.078 casos em homens e 510 em mulheres.De acordo com o professor de Enfermagem do Centro Universitário IESB, Rodolfo José Vitor, a infecção voltou a atingir altos patamares devido à desinformação. “A falta de conhecimento da população em relação à transmissão é o que explica o aumento”, afirma.Outro problema, segundo Vitor, é que as pessoas que contraem a infecção desconhecem que precisam fazer o tratamento completo. Além disso, caso estejam em um relacionamento, o parceiro ou parceira também precisa ser tratado. “Geralmente, o tratamento é feito somente com o portador, que é quem procura o atendimento. O ideal é tratar junto com o parceiro ou parceira sexual”, explica.ISTs é preocupação da Secretaria de SaúdeA gerente de Vigilância de Infecções Sexualmente Transmissíveis da Vigilância Epidemiológica da Secretaria de Saúde, Carina Matos, não minimiza o crescimento dos casos, mas reforça que os números de 2010 não são compatíveis com a realidade.“O crescimento do número de casos nos preocupa e temos um plano de enfrentamento para frear o avanço da sífilis. Hoje a testagem rápida é feita em todos as unidades básicas do DF. Não é à toa que, desde 2013, os casos vem aumentando, isso é porque estamos fazendo mais diagnósticos”, defende.Para tentar conter a epidemia das Infecções Sexualmente Transmissíveis (ISTs), Carina aponta as ações da SES em todas as unidades de saúde: ampliação da grade de testagem rápida, tratamento para as ISTs, distribuição de preservativos e géis lubrificantes – que também ajudam na prevenção -, e capacitação dos servidores para tratarem sobre o tema.“Nós temos, enquanto Secretaria de Saúde, todo a aparato para diagnósticos, exames, tratamentos, monitoramento, insumos de prevenção”, afirma.Para Carina Matos, uma das explicações para o aumento do número de ISTs é que as pessoas estão se expondo mais às doenças sexualmente transmissíveis por não usarem preservativos.“A sífilis é uma IST curável, mas não podemos esquecer que ela é porta de entrada de outras infecções. Prevenção é tudo”, diz.A gerente de Vigilância de Infecções Sexualmente Transmissíveis da Vigilância Epidemiológica afirma que o tabu em relação ao assunto sexo é uma barreira ao enfrentamento das ISTs.“Ainda hoje as pessoas têm vergonha de falar que tiveram doença sexualmente transmissíveis, o que não ocorre no caso de uma amigdalite, por exemplo. Esse tabu influencia na busca do diagnóstico e no tratamento. A pessoa pode passar até 40 anos assintomática. Dependendo dos primeiros sintomas, que é uma úlcera na região genital, o paciente não sente dor. Isso acaba prejudicando e a doença vai se disseminando”, defende Carina.O que é? A sífilis é uma infecção bacteriana sexualmente transmissível causada pela Treponema Pallidum. Curável e exclusiva do ser humano, a infecção pode apresentar várias manifestações e diferentes estágios (sendo eles sífilis primária, secundária, latente e terciária). Nos estágios primário e secundário da infecção, a possibilidade de transmissão é maior. Por não apresentar sintomas, são comuns as transmissões nessas etapas.A bactéria pode ser contraída por meio de relação sexual sem camisinha com uma pessoa infectada. A infecção também pode ser transmitida pela mãe infectada para o bebê na gestação ou no parto, causando a sífilis congênita. Portanto, o acompanhamento das grávidas durante o pré-natal é fundamental para o controle da infecção.Como prevenir?O uso correto e regular da camisinha feminina ou masculina (as duas são entregues gratuitamente nas unidades de saúde) é a medida mais importante de prevenção da sífilis, por se tratar de uma Infecção Sexualmente Transmissível (IST). O acompanhamento das gestantes e parceiros sexuais durante o pré-natal contribui para o controle da sífilis congênita.Como é feito o tratamento da sífilis?O tratamento padrão é a penicilina benzatina (benzetacil), que poderá ser aplicada na unidade básica de saúde mais próxima da residência do paciente. Esta é, até o momento, a principal e mais eficaz forma de combater a bactéria causadora da infecção. O não tratamento da sífilis pode levar a várias doenças e complicações, inclusive à morte.Como é feito o diagnóstico?O teste rápido (TR) de sífilis está disponível nos serviços de saúde do SUS, sendo prático e de fácil execução, com leitura do resultado em, no máximo, 30 minutos.Nos casos de TR positivos (reagentes), no caso da sífilis adquirida em homens e mulheres adultos, uma amostra de sangue deverá ser coletada e encaminhada para realização de um teste laboratorial para confirmação do diagnóstico.Quais são os sinais e sintomas?Uma pessoa pode ter sífilis e não saber, isso porque a infecção pode aparecer e desaparecer, seguindo latente no organismo. Os sinais e sintomas da sífilis variam de acordo com o estágio da infecção, sendo importante analisar caso a caso.O mais comum é uma ferida, geralmente única, no local de entrada da bactéria (pênis, vulva, vagina, colo uterino, ânus, boca, ou outros locais da pele), que aparece entre 10 a 90 dias após o contágio. Ínguas (caroços) na virilha, manchas no corpo – incluindo palmas das mãos e plantas dos pés, febre, mal-estar e dor de cabeça também estão entre os sintomas.Rodoviáriaaumento de casosSífilisVer ComentáriosÚltimas notíciasBrasilBandidos explodem caixas eletrônicos e vídeos mostram cenas de terrorA sede da PM da cidade foi cercada e os policiais militares que estavam de plantão não conseguiram sairCelebridadesLuan Santana é questionado sobre casamento e diz: “Não, ainda não”No Altas Horas, Serginho Groisman fez a indagação para o cantor ao ver um anel na mão do artista, que contou que está comprometidoSem categoriaA força da palavra (Por Dorrit Harazim)A eficácia de todo pedido de desculpas depende da linguagem usada, da sinceridade a ele imprimida e dos princípios morais que o geraram Blog do Noblat - ArtigosA força da palavra (Por Dorrit Harazim)A eficácia de todo pedido de desculpas depende da linguagem usada, da sinceridade a ele imprimida e dos princípios morais que o geraram.BrasilVereador usa cota parlamentar para assistir a jogo do Flamengo no RioCesar Nogueira, vereador de Jardim (MS), teria recebido R$ 1,2 mil para participar de uma palestra em Campo GrandeQuem somosExpedienteTermos de usoAnunciePost PatrocinadoParceirosFale com o MetrópolesConfiguração de privacidadeTodos os direitos reservados</text:p>
          </table:table-cell>
        </table:table-row>
        <table:table-row table:style-name="ro7">
          <table:table-cell office:value-type="string" calcext:value-type="string">
            <text:p>A Secretaria de Estado da Saúde oferta mais de 6 mil testes de HIV e sífilis, durante esta semana, em diversos pontos turísticos da cidade de São Paulo. Nesta sexta-feira (6), haverá testagem no Memorial da América Latina.Até a próxima segunda-feira (9), as testagens ocorrerão em outros espaços públicos, turísticos e culturais da capital (a programação completa pode ser consultada abaixo). As ações preventivas integram a 12ª Campanha Fique Sabendo, para marcar o Dia Mundial de Luta contra a Aids (1º de dezembro).Já foram realizadas ações no Masp e no Metrô Brás (nos dias 2 e 5 de dezembro, respectivamente). Além da testagem para ambas as doenças, serão distribuídos cerca de 115 mil preservativos masculinos e femininos, bem como nove mil sachês de gel lubrificante.A programação é realizada por meio do Centro de Referência e Treinamento IST/Aids-SP, e integra locais como o Metrô Brás, Secretaria da Justiça, MASP, Memorial da América Latina, Casa da Cultura da Brasilândia, e conta com apoio da Aids Healthcare Foundation (AHF-Brasil).ResultadosO teste rápido por fluído oral é gratuito, sigiloso e confiável. O resultado sai em aproximadamente 30 minutos, com privacidade e sigilo do paciente garantidos. Eventuais diagnósticos positivos serão direcionados para serviços de referência da rede pública de saúde para que o paciente possa dar início ao tratamento.“O acesso à testagem e o diagnóstico precoce contribuem para o tratamento em tempo adequado e para a qualidade de vida das pessoas com HIV/Aids. A pessoa que tem o vírus e não sabe pode transmitir involuntariamente. Por isso, é fundamental que todos com vida sexual ativa façam o teste”, explica o coordenador do Programa Estadual IST/Aids-SP, Alexandre Gonçalves.“Apesar da queda da mortalidade entre pessoas que vivem com HIV/Aids ao longo da epidemia, seis pessoas ainda morrem diariamente em São Paulo pela doença”, acrescenta o coordenador.A testagem é gratuita e está disponível durante o ano todo na rede pública de saúde. Informações sobre locais para fazer o teste podem ser obtidas por meio do Disque DST/AIDS: 0800-1625-50.“Esse é um dia importante para todos e todas pessoas envolvidas no enfrentamento da epidemia, seja profissional da saúde, seja da sociedade civil. Além da testagem, teremos uma atividade artística, com a construção de um painel grafitado com a participação das pessoas presentes. Queremos manter a promessa feita em muito espaços e há muito tempo: de que todas as pessoas devem ter acesso ao tratamento, assim como todas devem ter acesso aos insumos de prevenção e a testagem. Essa é uma luta de todos nós”, declara o diretor da AHF no Brasil, Beto de Jesus.Adesão recordeA 12ª edição da Campanha Fique Sabendo teve 99% de adesão por parte das prefeituras. Neste ano, 640 municípios de SP aderiram à mobilização para ampliar o alcance das testagens de HIV e sífilis.“A adesão foi crescendo ao longo de 12 anos e agora chegou a 99,2% dos municípios. Este resultado é fruto do compromisso do estado de São Paulo na luta contra a Aids e na busca da ampliação do diagnóstico precoce de HIV e sífilis”, completa o coordenador do Programa Estadual IST/Aids.Em 2019, a campanha foca na importância do diagnóstico precoce desses dois agravos, principalmente entre jovens. A campanha anual é uma importante ação de intensificação da testagem junto às populações mais expostas às doenças.O período oficial da campanha será de 1 a 7 de dezembro. No entanto, cada município poderá avaliar seu contexto local e estender as ações pelo tempo que considerar adequado. Desde 2017, o mês de dezembro é dedicado a atividades de enfrentamento do HIV/Aids e outras IST.ProgramaçãoDia 6 – Memorial da América Latina (metrô Barra Funda) – das 9h30 às 16h: 500 testes rápidos de HIV e sífilis, 20 mil preservativos masculinos, 1 mil sachês de gel lubrificante, 2 mil preservativos femininos.Dia 7 – Casa Cultural da Vila Brasilândia (Rua General Penha Brasil, 2508) – das 12h às 16h: 400 testes rápidos de HIV e sífilis, 400 autotestes de HIV, 20 mil preservativos masculinos, 2 mil sachês de gel lubrificante e 2 mil preservativos femininos.Dia 9 – Secretaria da Justiça (Páteo do Colégio, 148, metrô Sé) – das 9h30 às 15h30: 400 testes rápidos de HIV e de sífilis, 400 autotestes de HIV, 20 mil preservativos masculinos, 1 mil sachês de gel lubrificante, 2 mil preservativos femininos.MutirãoNesta sexta-feira (6), o Serviço de Extensão ao Atendimento de Pacientes (SEAP) HIV/AIDS – Casa da AIDS da Divisão de Moléstias Infecciosas e Parasitárias do Hospital das Clínicas da Faculdade de Medicina da Universidade de São Paulo (HCFMUSP) realizará um mutirão de testes rápidos para detecção do HIV, vírus da imunodeficiência humana que ataca o sistema imunológico.O atendimento será realizado das 10h às 17h, no Largo da Batata, em Pinheiros, região de grande concentração popular. As tendas serão montadas ao lado do bicicletário.No local, o público também receberá orientações sobre as formas de prevenção de infecções sexualmente transmissíveis (ISTs). Além disso, haverá distribuição de preservativos e materiais informativos.Em 2018, o HCFMUSP realizou 310 testes de HIV no Largo da Batata, sendo identificados dois resultados positivos. Os portadores foram prontamente acolhidos para acompanhamento no SEAP, que está em funcionamento na zona oeste de São Paulo (Rua Ferreira de Araújo, 789).O cuidado integral é prestado por equipe multiprofissional e interdisciplinar composta por médicos infectologistas, psiquiatras, ginecologistas, enfermeiros, dentista, psicólogos, assistentes sociais, nutricionistas, farmacêuticos e educadores físicos.</text:p>
          </table:table-cell>
        </table:table-row>
        <table:table-row table:style-name="ro8">
          <table:table-cell office:value-type="string" calcext:value-type="string">
            <text:p>Situação da sífilis no Brasil é preocupante, apesar do fácil diagnóstico | LabNetworkFacebook LabNetworkTwitter LabNetworkYouTube LabNetworkFlickr LabNetworkLinked In LabNetworkInstagram LabNetworkProcure no LabNetworkPortal de notícias do universo das análises clínicas e instrumentação analíticaNotíciasGeralAnálises ClínicasInstrumentação AnalíticaPapersColunistasEspeciaisCATÁLOGOLABMultimídiaLabnetwork TVPodcastSua carreiraEspaço do Leitorpublicado em: 03/12/2019Análises ClínicasSituação da sífilis no Brasil é preocupante, apesar do fácil diagnósticoA situação da sífilis no Brasil não é diferente da de outros países. O número de casos da infecção é preocupante e precisa ser controlado.A taxa de detecção aumentou de 59,1 casos por 100.000 habitantes, de 2017, para 75,8 casos em 2018. Ano passado, a taxa de detecção de sífilis em gestantes foi de 21,4/1.000 nascidos vivos, a taxa de incidência de sífilis congênita foi de 9,0/1.000 nascidos vivos a e taxa de mortalidade por sífilis congênita foi de 8,2/100.000 nascidos vivos.Como é possível o aumento de uma doença tão antiga, de diagnóstico tão fácil e tratamento barato? Como é possível que uma infecção facilmente detectável, cujo tratamento é simples atingir um número grande de pessoas e crianças no Brasil?Em 2018, foram notificados 158.051 casos de sífilis adquirida, 62.599 casos de sífilis em gestantes, 26.219 casos de sífilis congênita com 241 óbitos por sífilis congênita.De 2017 para 2018, houve aumento de 5,2% no número de notificações de sífilis congênita no Brasil. Em 2018, houve 25.889 (98,4%) casos de sífilis congênita em neonatos (até 28 dias de vida), dos quais 25.456 (96,8%) foram diagnosticados na primeira semana de vida.É possível detectar a doença com um teste rápido de sangue. No caso de mulheres grávidas, se o tratamento for seguido no início, as chances de infecção do bebê são mínimas.Um obstáculo ao tratamento adequado da sífilis é a resistência dos homens em relação ao tema, negando-se a comparecer às consultas para receber tanto o diagnóstico quanto o tratamento adequado. Para que a doença seja erradicada com sucesso, mesmo em gestantes, precisam ser medicados tanto a mulher quanto todos os seus parceiros sexuais.Outros dois entraves significativos: o primeiro é que se houver atrasos longos nas doses do tratamento ele se torna ineficaz. O segundo é que, se a mulher voltar a praticar sexo inseguro com um parceiro infectado, voltará a contrair a sífilis.Nos últimos dez anos, no Brasil, o coeficiente de mortalidade infantil por sífilis passou de 1,9/100.000 nascidos vivos em 2008 para 8,2 em 2018. Em 2017, o coeficiente de mortalidade foi de 7,6/100.000 nascidos vivos, o que representa um aumento de 8,5% em relação a 2018.A sífilis pode ser transmitida ao bebê a partir da 9ª semana de gravidez, embora a transmissão seja mais frequente entre a 16ª e a 28ª semanas.Os efeitos em bebês são ainda mais catastróficos: malformações, microcefalia, comprometimento do sistema nervoso, sequelas na visão, nos músculos, coração e fígado, até aborto ou morte ao nascer.Nas orientações para a prevenção, a recomendação é que no caso de mulheres grávidas, o exame para sífilis seja realizado antes de engravidar, como parte das consultas de rotina. Assim como o pré-natal do parceiro.A ECO Diagnóstica possui o Sífilis ECO Teste que detecta anticorpos do Treponema pallidum (TP) em amostras de sangue total venoso ou capilar, soro ou plasma em apenas 5 minutos.E o combo HIV/Sífilis ECO Teste para detectar simultaneamente anticorpos para HIV 1 e 2 e anticorpos do TP utilizando 10uL de soro/plasma ou 20uL de sangue total venoso ou capilar.Ambos os testes validados pelo Instituto Nacional de Controle de Qualidade em Saúde (INCQS) da Fiocruz com alta sensibilidade e especificidade.Para mais informações: (31) 3653-2025 / [email\xa0protected]Fontes: 1. Site BBC News: Disponível em: https://www.bbc.com/portuguese/brasil-503985612. Ministério da Saúde – Secretaria de Vigilância em Saúde – Boletim Epidemiológico Sífilis 2019Tags: ECO Diagnóstica, gestantes, sífilis, teste rápido de sangueCompartilhe:TweetarComentários []Apoiadores Premium ver todosApoiador goldMais LidasAnálises Clínicas Gasometria e sua importância na avaliação de pacientes…\xa0\xa0&gt;&gt;Análises Clínicas Exame de gasometria avalia condição respiratória de paciente…\xa0\xa0&gt;&gt;Análises Clínicas Doenças Inflamatórias Intestinais e a Calprotectina Fecal\xa0\xa0&gt;&gt;LabNetworkTermos de usoPrivacidadeAnuncieContatoQuem somosApoiadores Elav - Communication Loves Technology Ao continuar navegando pelo PORTAL, o USUÁRIO declara estar de acordo com nossa Política de Privacidade, Termos de Uso e Política de Cookies.OK</text:p>
          </table:table-cell>
        </table:table-row>
        <table:table-row table:style-name="ro9">
          <table:table-cell office:value-type="string" calcext:value-type="string">
            <text:p>Enquanto esteve grávida de cada um de seus dois filhos — um menino que tem hoje 2 anos e uma menina de 1 — a alagoana Luisa (nome fictício), 38 anos, precisou tomar um total de 21 injeções de benzetacil, antibiótico da família da penicilina. Mesmo assim, sua caçula, Tainá, nasceu com atrasos no desenvolvimento que persistem até hoje. "Notei que ela não sentava sozinha, caía para trás, tinha a função motora enfraquecida", lembra a mãe, que mora em Maceió. </text:p>
            <text:p> Ela ainda se lembra do dia em que recebeu do médico a notícia de que tinha sífilis, doença transmitida sexualmente e cercada de tabu e estigma, e que poderia afetar também o bebê que ela esperava. "Na hora eu me abalei. Chorei na sala, o médico ficou conversando comigo". </text:p>
            <text:p> Relatos como o de Luisa, marcados por culpa e sofrimento, são comuns entre as mães que têm a vida transformada pela sífilis, cuja incidência em grávidas e bebês vem aumentando no Brasil na última década, especialmente a partir de 2010. </text:p>
            <text:p> Nos adultos, a doença tem sintomas que podem evoluir de feridas genitais e manchas no corpo, febre, mal-estar e até lesões na pele, nos ossos e nos sistemas nervoso e cardiovascular, podendo também desenvolver quadros semelhantes à demência e à depressão. Em bebês, os efeitos são ainda mais catastróficos: malformações, microcefalia, comprometimento do sistema nervoso, sequelas na visão, nos músculos, coração e fígado, até aborto ou morte ao nascer, de acordo com a Organização Mundial da Saúde (OMS). </text:p>
            <text:p>Infecções sexualmente transmissíveis ainda são problema endêmico global, diz OMS'Pensei que fosse doença da Idade Média': o novo avanço da sífilis no mundo - e no Brasil</text:p>
            <text:p> No ano passado, 241 bebês brasileiros com menos de um ano de idade morreram em decorrência da sífilis congênita, em que a infecção é passada pela mãe, durante a gestação. </text:p>
            <text:p> O boletim mais recente do Ministério da Saúde, divulgado em outubro, aponta que, em 2018, foram registrados 26,3 mil casos de sífilis congênita no país. Desde 2010, quando a doença passou a ser de notificação obrigatória, o aumento foi de 3,8 vezes — passando de 2,4 para 9 casos a cada mil nascidos vivos. </text:p>
            <text:p> O aumento de uma doença tão antiga e vista como superada pela ciência surpreende, já que a sífilis é considerada pelos médicos um mal de diagnóstico fácil e tratamento barato. Como é possível que uma infecção facilmente detectável, que existe há pelo menos 500 anos e cujo tratamento, inventado em 1928, é um dos mais simples e baratos da medicina, atinja um número tão grande de pessoas — e crianças — no Brasil e no mundo? </text:p>
            <text:p> "A ciência já resolveu essa doença. O tratamento é à base de penicilina, extremamente barato. Não teria por que ter crianças nascendo com sífilis congênita", afirma a enfermeira Ana Rita Paulo Cardoso, mestre em Saúde Coletiva pela Universidade de Fortaleza com uma tese que analisou casos de sífilis gestacional e congênita nos anos de 2008 a 2010, em Fortaleza. A pesquisa mostrou que a maior parte das mães teve acesso a consultas de pré-natal, mas o que falta, segundo Cardoso, é melhorar a qualidade das consultas. </text:p>
            <text:p> No caso de mulheres grávidas, é possível detectar a doença com um teste rápido de sangue. Feito o diagnóstico, é preciso tomar uma dose semanal de penicilina benzatina (benzetacil), durante três semanas. Se o tratamento for seguido no início da gravidez, as chances de infecção do bebê são mínimas. </text:p>
            <text:p> Um outro obstáculo ao tratamento adequado da sífilis parece ainda mais difícil de superar: a resistência dos homens em relação ao tema, negando-se a comparecer às consultas para receber tanto o diagnóstico quanto o tratamento adequados. Para que a doença seja erradicada com sucesso, mesmo em gestantes, precisam ser medicados tanto a mulher quanto todos os seus parceiros sexuais. </text:p>
            <text:p>Rotina pesada e falta de dinheiro</text:p>
            <text:p> Luisa descobriu a doença na gestação de seu primeiro filho, Thiago. O diagnóstico foi precoce, ainda no primeiro trimestre, e ela tomou 13 injeções de antibiótico. Ficou aliviada quando, ao nascer, os exames mostraram que o menino estava livre da doença. </text:p>
            <text:p> Na volta da licença-maternidade em seu trabalho, como auxiliar de cozinha em um hotel em Maceió (AL), Luisa foi demitida. No exame demissional, um novo susto: a notícia de que estava grávida novamente, embora acreditasse estar prevenida por usar pílulas anticoncepcionais e camisinha. E, apesar do tratamento, ela ainda tinha sífilis. "O obstetra falou que provavelmente foi a quantidade de benzetacil que eu tomei que cortou o efeito do anticoncepcional." </text:p>
            <text:p> Alguns médicos e estudos apontam que pode haver interferência de antibióticos no efeito de anticoncepcionais, embora haja discrepâncias entre a dimensão dessa interferência. </text:p>
            <text:p> O marido de Luisa, o pai da criança, nunca foi contaminado. A suspeita é de que ela tenha recebido a infecção do ex-marido, de quem estava separada há mais de um ano quando engravidou, e com quem não tem mais contato. </text:p>
            <text:p> Com um ano de idade, a filha de Luisa tem uma rotina pesada de atendimentos com fisioterapeuta, fonoaudiólogo, psicólogo e enfermeiro. A mãe, que cuida da menina em tempo integral, não voltou a procurar emprego. O pai trabalha como ambulante, vendendo óculos e chinelos na beira da praia de Pajuçara, em Maceió, mas o movimento anda bem fraco neste ano, apesar do calor. </text:p>
            <text:p> "Como houve vazamento de óleo em praias aqui perto, como Maragogi e Japaratinga, os turistas ficam achando que Maceió todinha está poluída." A sogra ajuda Luisa a pagar as despesas com alimentação desde que acabaram-se as parcelas do seguro-desemprego. O resto das contas começa a se acumular. </text:p>
            <text:p>Por que os casos de sífilis não param de crescer?</text:p>
            <text:p> Entre 2017 e 2018, a detecção da sífilis adquirida — ou seja, contraída por adultos em relações sexuais desprotegidas com pessoas contaminadas — aumentou 28,3% no Brasil, também segundo o Ministério da Saúde. Os sintomas podem evoluir de feridas iniciais na região do contágio e manchas no corpo, febre ou mal-estar para lesões na pele, nos ossos e nos sistemas nervoso e cardiovascular, e até mesmo desenvolvimento de quadros semelhantes à demência e à depressão. </text:p>
            <text:p> A doença está distribuída por todas as regiões do país, aponta a coordenadora de Vigilância das Infecções Sexualmente Transmissíveis do Ministério da Saúde, Angélica Miranda. Das 241 mortes de bebês por sífilis congênita, 101 foram no Sudeste, 77 no Nordeste, 27 no Norte, 21 no Sul e 15 no Centro-Oeste. </text:p>
            <text:p> Os maiores percentuais de casos de sífilis congênita em 2018 ocorreram em crianças cujas mães tinham entre 20 e 29 anos de idade (53,6%); a maior parte possuía da 5ª à 8ª série incompleta (22,2%). Em relação à cor de pele das mães, a maioria se declarou como pardas (58,4%). Além disso, 81,8% das mães de crianças com sífilis congênita fizeram pré-natal, o que indica que não é o acesso a consultas o maior problema. </text:p>
            <text:p> Para Daniela Mendes, enfermeira da área técnica de Infecções Sexualmente Transmissíveis (IST) da Secretaria de Saúde do Distrito Federal, é possível que parte do aumento do número de casos registrados pelo Ministério da Saúde se explique pela melhora na detecção e nos pré-natais sendo realizados no país. Mas, em outra parte, esse crescimento reflete uma "lacuna na prática sexual segura". Entre 2017 e 2018, a detecção da sífilis adquirida — ou seja, contraída por adultos em relações sexuais desprotegidas com pessoas contaminadas — aumentou 28,3% no Brasil, também segundo o Ministério da Saúde. </text:p>
            <text:p>"É uma doença que existe desde a era pré-colombiana e o tratamento é muito barato. A detecção é feita com um furinho no dedo, de livre acesso (nos postos de saúde), até para adolescentes. Mas mesmo assim a gente não consegue controlar nem erradicar a doença. A conta não fecha", afirma Mendes. "Temos uma baixa adesão das pessoas ao uso de preservativos (camisinha) e a se testar regularmente para as infecções sexualmente transmissíveis."</text:p>
            <text:p> O caminho, dizem os especialistas e o Ministério da Saúde, é conscientizar a população em relação à saúde sexual: reforçar a consciência de que quem tem vida sexual ativa precisa usar camisinha, e se tratar quando alguma doença aparecer. "Na população jovem, o que se observa é que as pessoas estão parando de usar camisinha. E, no caso da sífilis, é preciso ainda mais cuidado: a relação sexual não é só penetração, e você pode contrair sífilis por sexo oral, o que não é tão fácil com o HIV", diz Ana Rita Cardoso. </text:p>
            <text:p>A resistência dos homens ao tratamento </text:p>
            <text:p> Existem, também, dois entraves significativos no tratamento: o primeiro é que se houver atrasos longos nas doses, ele se torna ineficaz. O segundo é que, se a mulher voltar a praticar sexo inseguro com um parceiro infectado, voltará a contrair a sífilis. O jeito, então, é tratar também os parceiros. </text:p>
            <text:p> Mas isso não costuma ser fácil. Muitos estudos científicos mostram que os homens são mais reticentes a tratamentos médicos em geral, e mais ainda quando se trata de uma doença ligada à sexualidade. </text:p>
            <text:p> "Existe um tabu, tanto das mulheres quanto dos profissionais de saúde no momento do pré-natal, de se falar (com as gestantes) sobre parceiros sexuais", afirma Mendes. "Às vezes, as mulheres que vão chamar seu parceiro para se tratar acabam sofrendo violência por parte deles. Mas, se eu não o trato, a chance de a mulher se reinfectar é muito alta." </text:p>
            <text:p> "A reinfecção mostra a importância em se fazer também o pré-natal do parceiro", afirma Angélica Miranda, do Ministério da Saúde. </text:p>
            <text:p> Nas orientações para a prevenção, a responsabilidade recai mais sobre a mulher: a recomendação é que ela pense em fazer o exame para sífilis antes de engravidar, como parte das consultas de rotina. "Tem uma questão do machismo que bloqueia todo o tratamento", diz Ana Rita Cardoso. "O homem tem que participar, não é o tratamento mais fácil porque é injetável, mas não é questão de escolha". </text:p>
            <text:p> A pesquisa "Compreendendo a sífilis congênita a partir do olhar materno", das pesquisadoras Martha Helena Teixeira de Souza e Elisiane Quatrin Beck, da Universidade Franciscana de Santa Maria, entrevistou 15 mães de bebês portadores de sífilis congênita em Brasília. Nove dessas mulheres receberam as três doses da medicação preconizada pelo Ministério da Saúde. No entanto, apenas três parceiros realizaram conjuntamente o tratamento. </text:p>
            <text:p> "A reinfecção mostra a importância em se fazer também o pré-natal do parceiro", afirma Angélica Miranda, do Ministério da Saúde. Ela diz que 100 municípios brasileiros com o maior número de casos de sífilis participam, desde 2017, de um programa especial da pasta, em que as prefeituras recebem mais testes, e os esforços de pré-natal são intensificados, para aumentar a detecção precoce da sífilis. No momento, estão sendo analisados os dados para verificar se a ação teve impacto real e se levou a reduções nos números da sífilis. </text:p>
            <text:p> No Brasil em geral, Miranda afirma que os números mostram que "houve uma desaceleração, a doença continua a crescer, mas não com a mesma frequência". A taxa de casos notificados de sífilis congênita em bebês entre 2018 e 2019 (segundo casos registrados até junho deste ano), por exemplo, subiu de 7 para 7,1. </text:p>
            <text:p> "Na sífilis congênita, o desafio principal é aumentar a quantidade de diagnósticos ainda no primeiro trimestre da gestação — incluir mais mulheres no pré-natal e mais precocemente, com mais consultas. Quanto antes essa gestante for tratada, mais se evitará a transmissão da doença pela placenta", agrega Miranda. </text:p>
            <text:p> Para além do Brasil, a sífilis é uma preocupação global, aponta a OMS, que registra 6 milhões de novos casos da doença a cada ano. </text:p>
            <text:p> A incidência da sífilis congênita caiu globalmente entre 2012 e 2016, mas isso ainda representa cerca de 660 mil casos anuais da doença em crianças. "É a segunda principal causa evitável de natimortos, precedida apenas pela malária", diz boletim da organização. </text:p>
            <text:p>Por que as consultas de pré-natal falham em detectar a sífilis?</text:p>
            <text:p> Daniela Mendes, da Secretaria de Saúde do Distrito Federal, afirma que alguns profissionais da saúde têm dificuldade tanto em discutir o tema com os pacientes quanto em registrar corretamente a doença nos prontuários, o que dificulta o tratamento subsequente. </text:p>
            <text:p> Em sua tese de mestrado em Fortaleza, a enfermeira Ana Rita Paulo Cardoso analisou 175 casos de grávidas que tiveram bebês com sífilis congênita. Chamou atenção da pesquisadora o fato de que, mesmo quando o diagnóstico da sífilis na gestante ocorria durante o pré-natal, é possível que a maioria dos testes tenham sido aplicados tarde demais, considerando que a maioria dos relatórios de notificação da doença foi feito durante o segundo e terceiro trimestres da gestação. </text:p>
            <text:p> "Estudos mostram a importância de prever atendimento pré-natal de qualidade com diagnóstico precoce em grávidas, e destacam que a evolução inadequada do tratamento dado à mãe têm relação com a mortalidade das crianças", diz o estudo de Cardoso. </text:p>
            <text:p>Vergonha, tabu e exames atrasados</text:p>
            <text:p> Os casos no Brasil são, provavelmente, subnotificados. Nos registros oficiais, a informação de que uma criança morreu por sífilis só é registrada quando o médico escreve no obituário, o que muitas vezes não acontece a pedido da própria família, diz a pesquisadora, que cita o exemplo do Ceará, onde realizou a pesquisa. </text:p>
            <text:p> "Para dizer 'essa criança morreu por sífilis' é preciso que o médico coloque isso no atestado de óbito. E a maioria das vezes passa batido, coloca 'causa desconhecida' para a morte. Há resistência, vergonha de falar, estão cercadas de tabu. DST é muito associada à promiscuidade", diz. </text:p>
            <text:p> O estudo explica que a sífilis pode ser transmitida ao bebê a partir da nona semana de gravidez, embora a transmissão seja mais frequente entre a 16ª e a 28ª semanas. É fundamental que a evolução do tratamento seja monitorada atentamente pelos médicos, para evitar possíveis reinfecções. </text:p>
            <text:p> Entre os principais problemas das consultas, a pesquisadora aponta testes realizados com atrasos e com resultados defasados; mulheres que abandonam o pré-natal; falta de acompanhamento para chamar de volta as mulheres que abandonam o pré-natal; dificuldades em trazer o parceiro e convencê-lo a seguir o tratamento. </text:p>
            <text:p>"Podemos concluir que as mulheres grávidas e os recém-nascidos com sífilis congênita não estão recebendo tratamento adequado. Os recém-nascidos não recebem testes de rotina para investigar a neurosífilis, como é a recomendação do Ministério da Saúde, e muitas mortes e abortos poderiam ter sido evitados com a administração adequada."</text:p>
            <text:p> A filha de Luisa já demonstra melhoras desde que começou o tratamento, conta a mãe. Já está mais firme ao sentar, mas, com um ano de idade, ainda não dá sinais de falar ou engatinhar. A menina fez exames mais precisos no dia 26 de julho para saber quais os efeitos neurológicos da sífilis congênita, mas o resultado não saiu até hoje. </text:p>
            <text:p> "Eu ainda não sei se ela tem microcefalia porque estou esperando os exames, que não estão prontos por falta de material aqui", lamenta. "Me mandam ligar de 15 em 15 dias e ficar aguardando. Quando eu ligo, dizem: daqui a 15 dias a senhora liga novamente, daí eu ligo. Desde julho". </text:p>
            <text:p> A esperança de Luisa é conseguir respostas positivas sobre os pedidos de Bolsa Família, que ela fez no mês passado, e do Benefício de Prestação Continuada, salário mínimo pago pelo governo federal para pessoas de baixa renda "com deficiência que apresentem impedimentos de longo prazo, de natureza física, mental, intelectual ou sensorial". </text:p>
            <text:p> "Tenho vontade de voltar a trabalhar, mas minha vida parou. Minha rotina é toda dedicada a ela", diz Luisa.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monospace" svg:font-family="monospace"/>
    <style:font-face style:name="NSimSun" svg:font-family="NSimSun"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t" fo:country="B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3">00/00/0000</text:date>, <text:time style:data-style-name="N2" text:time-value="10:55:56.03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03T12:06:42.364000000</dc:date>
    <meta:editing-duration>PT21M4S</meta:editing-duration>
    <meta:editing-cycles>4</meta:editing-cycles>
    <meta:generator>LibreOffice/7.1.2.2$Windows_X86_64 LibreOffice_project/8a45595d069ef5570103caea1b71cc9d82b2aae4</meta:generator>
    <meta:document-statistic meta:table-count="1" meta:cell-count="9" meta:object-count="0"/>
  </office:meta>
</office:document-meta>
</file>